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Consolas, 'Andale Mono', 'Lucida Console', 'Nimbus Mono L', 'DejaVu Sans Mono', monospace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967" officeooo:paragraph-rsid="001bd967"/>
    </style:style>
    <style:style style:name="P2" style:family="paragraph" style:parent-style-name="Standard">
      <style:text-properties officeooo:rsid="001c7f69" officeooo:paragraph-rsid="001c7f69"/>
    </style:style>
    <style:style style:name="P3" style:family="paragraph" style:parent-style-name="Preformatted_20_Text">
      <style:text-properties fo:color="#333333" style:font-name="Menlo" officeooo:rsid="001c7f69" officeooo:paragraph-rsid="001c7f69"/>
    </style:style>
    <style:style style:name="T1" style:family="text">
      <style:text-properties officeooo:rsid="001c7f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----------------------------------------------------------------------------</text:p>
      <text:p text:style-name="P1">#borro lo que los otros programas han dejado por alli, conservo el directorio</text:p>
      <text:p text:style-name="P1">#----------------------------------------------------------------------------</text:p>
      <text:p text:style-name="P2">borra recursivamente el contenido de directorio pero conserva el directorio</text:p>
      <text:p text:style-name="P1">find /home/sysadmin/lx2_cristiandre/hojasExcel/hojasDatos/datos_csv -type f -exec rm {} \;</text:p>
      <text:p text:style-name="P1">find /home/sysadmin/lx2_cristiandre/hojasExcel/hojasDatos/datos_graf -type f -exec rm {} \;</text:p>
      <text:p text:style-name="P1"/>
      <text:p text:style-name="P2">copia recursivamente de un directorio a otro</text:p>
      <text:p text:style-name="P1"/>
      <text:p text:style-name="P1">find /home/sysadmin/Desktop/prueba1 -type f -exec cp {} /home/sysadmin/Desktop/prueba1 \;</text:p>
      <text:p text:style-name="P1"/>
      <text:p text:style-name="P1"/>
      <text:p text:style-name="P2">#guardar el history con el nombre del server y dia y fecha q se genero</text:p>
      <text:p text:style-name="P3">history &gt; history_"$HOSTNAME"_"$USER"_`date +%Y%m%d_%H%M`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Consolas, 'Andale Mono', 'Lucida Console', 'Nimbus Mono L', 'DejaVu Sans Mono', monospace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1:21:50.782082355</meta:creation-date>
    <dc:date>2016-06-16T13:06:40.810123443</dc:date>
    <meta:editing-duration>PT44M28S</meta:editing-duration>
    <meta:editing-cycles>1</meta:editing-cycles>
    <meta:document-statistic meta:table-count="0" meta:image-count="0" meta:object-count="0" meta:page-count="1" meta:paragraph-count="10" meta:word-count="76" meta:character-count="747" meta:non-whitespace-character-count="681"/>
    <meta:generator>LibreOffice/5.0.5.2$Linux_x86 LibreOffice_project/00m0$Build-2</meta:generator>
  </office:meta>
</office:document-meta>
</file>